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f77b4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f77b4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  <style:text-properties style:font-name="DejaVu Sans" fo:font-size="18pt" style:font-size-asian="18pt" style:font-size-complex="18pt"/>
    </style:style>
    <style:style style:name="P6" style:family="paragraph">
      <loext:graphic-properties draw:fill="none"/>
      <style:text-properties style:font-name="DejaVu Sans" fo:font-size="18pt" style:font-size-asian="18pt" style:font-size-complex="18pt"/>
    </style:style>
    <style:style style:name="P7" style:family="paragraph">
      <style:paragraph-properties fo:text-align="start" style:writing-mode="lr-tb"/>
      <style:text-properties style:font-name="DejaVu Sans" fo:font-size="18pt"/>
    </style:style>
    <style:style style:name="P8" style:family="paragraph">
      <loext:graphic-properties draw:fill="none"/>
      <style:paragraph-properties fo:text-align="start" style:writing-mode="lr-tb"/>
      <style:text-properties style:font-name="DejaVu Sans" fo:font-size="18pt" style:font-size-asian="14pt" style:font-size-complex="14pt"/>
    </style:style>
    <style:style style:name="P9" style:family="paragraph">
      <style:paragraph-properties fo:text-align="start" style:writing-mode="lr-tb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style:paragraph-properties fo:text-align="start" style:writing-mode="lr-tb"/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color="#000000" style:font-name="DejaVu Sans" fo:font-size="18pt" style:font-size-asian="18pt" style:font-name-complex="DejaVuSans" style:font-size-complex="18pt"/>
    </style:style>
    <style:style style:name="T2" style:family="text">
      <style:text-properties fo:color="#000000" style:font-size-asian="14pt" style:font-name-complex="DejaVuSans" style:font-size-complex="14pt"/>
    </style:style>
    <style:style style:name="T3" style:family="text">
      <style:text-properties fo:color="#000000" style:font-name="DejaVuSans" fo:font-size="18pt" style:font-size-asian="18pt" style:font-name-complex="DejaVuSans" style:font-size-complex="18pt"/>
    </style:style>
    <style:style style:name="T4" style:family="text">
      <style:text-properties fo:color="#000000" style:font-name="DejaVuSans" fo:font-size="22pt" style:font-size-asian="22pt" style:font-name-complex="DejaVuSans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8cm" svg:height="10.058cm" svg:x="0cm" svg:y="0cm" svg:viewBox="0 0 12599 10059" draw:points="0,10059 12599,10059 12599,0 0,0">
          <text:p/>
        </draw:polygon>
        <draw:polygon draw:style-name="gr1" draw:text-style-name="P1" draw:layer="layout" svg:width="10.537cm" svg:height="7.558cm" svg:x="1.591cm" svg:y="0.766cm" svg:viewBox="0 0 10538 7559" draw:points="0,7559 10538,7559 10538,0 0,0">
          <text:p/>
        </draw:polygon>
        <draw:polygon draw:style-name="gr2" draw:text-style-name="P2" draw:layer="layout" svg:width="0.154cm" svg:height="7.198cm" svg:x="2.07cm" svg:y="1.126cm" svg:viewBox="0 0 155 7199" draw:points="0,7199 155,7199 155,0 0,0">
          <text:p/>
        </draw:polygon>
        <draw:polygon draw:style-name="gr2" draw:text-style-name="P2" draw:layer="layout" svg:width="0.154cm" svg:height="5.81cm" svg:x="2.262cm" svg:y="2.514cm" svg:viewBox="0 0 155 5811" draw:points="0,5811 155,5811 155,0 0,0">
          <text:p/>
        </draw:polygon>
        <draw:polygon draw:style-name="gr2" draw:text-style-name="P2" draw:layer="layout" svg:width="0.153cm" svg:height="4.215cm" svg:x="2.455cm" svg:y="4.109cm" svg:viewBox="0 0 154 4216" draw:points="0,4216 154,4216 154,0 0,0">
          <text:p/>
        </draw:polygon>
        <draw:polygon draw:style-name="gr2" draw:text-style-name="P2" draw:layer="layout" svg:width="0.154cm" svg:height="3.47cm" svg:x="2.647cm" svg:y="4.854cm" svg:viewBox="0 0 155 3471" draw:points="0,3471 155,3471 155,0 0,0">
          <text:p/>
        </draw:polygon>
        <draw:polygon draw:style-name="gr2" draw:text-style-name="P2" draw:layer="layout" svg:width="0.154cm" svg:height="2.886cm" svg:x="2.839cm" svg:y="5.438cm" svg:viewBox="0 0 155 2887" draw:points="0,2887 155,2887 155,0 0,0">
          <text:p/>
        </draw:polygon>
        <draw:polygon draw:style-name="gr2" draw:text-style-name="P2" draw:layer="layout" svg:width="0.153cm" svg:height="2.08cm" svg:x="3.032cm" svg:y="6.244cm" svg:viewBox="0 0 154 2081" draw:points="0,2081 154,2081 154,0 0,0">
          <text:p/>
        </draw:polygon>
        <draw:polygon draw:style-name="gr2" draw:text-style-name="P2" draw:layer="layout" svg:width="0.154cm" svg:height="1.586cm" svg:x="3.224cm" svg:y="6.738cm" svg:viewBox="0 0 155 1587" draw:points="0,1587 155,1587 155,0 0,0">
          <text:p/>
        </draw:polygon>
        <draw:polygon draw:style-name="gr2" draw:text-style-name="P2" draw:layer="layout" svg:width="0.154cm" svg:height="1.346cm" svg:x="3.416cm" svg:y="6.978cm" svg:viewBox="0 0 155 1347" draw:points="0,1347 155,1347 155,0 0,0">
          <text:p/>
        </draw:polygon>
        <draw:polygon draw:style-name="gr2" draw:text-style-name="P2" draw:layer="layout" svg:width="0.154cm" svg:height="1.175cm" svg:x="3.609cm" svg:y="7.149cm" svg:viewBox="0 0 155 1176" draw:points="0,1176 155,1176 155,0 0,0">
          <text:p/>
        </draw:polygon>
        <draw:polygon draw:style-name="gr2" draw:text-style-name="P2" draw:layer="layout" svg:width="0.154cm" svg:height="1.088cm" svg:x="3.801cm" svg:y="7.236cm" svg:viewBox="0 0 155 1089" draw:points="0,1089 155,1089 155,0 0,0">
          <text:p/>
        </draw:polygon>
        <draw:polygon draw:style-name="gr2" draw:text-style-name="P2" draw:layer="layout" svg:width="0.154cm" svg:height="1.015cm" svg:x="3.993cm" svg:y="7.309cm" svg:viewBox="0 0 155 1016" draw:points="0,1016 155,1016 155,0 0,0">
          <text:p/>
        </draw:polygon>
        <draw:polygon draw:style-name="gr2" draw:text-style-name="P2" draw:layer="layout" svg:width="0.154cm" svg:height="0.897cm" svg:x="4.186cm" svg:y="7.427cm" svg:viewBox="0 0 155 898" draw:points="0,898 155,898 155,0 0,0">
          <text:p/>
        </draw:polygon>
        <draw:polygon draw:style-name="gr2" draw:text-style-name="P2" draw:layer="layout" svg:width="0.154cm" svg:height="0.846cm" svg:x="4.378cm" svg:y="7.478cm" svg:viewBox="0 0 155 847" draw:points="0,847 155,847 155,0 0,0">
          <text:p/>
        </draw:polygon>
        <draw:polygon draw:style-name="gr2" draw:text-style-name="P2" draw:layer="layout" svg:width="0.154cm" svg:height="0.817cm" svg:x="4.57cm" svg:y="7.507cm" svg:viewBox="0 0 155 818" draw:points="0,818 155,818 155,0 0,0">
          <text:p/>
        </draw:polygon>
        <draw:polygon draw:style-name="gr2" draw:text-style-name="P2" draw:layer="layout" svg:width="0.154cm" svg:height="0.756cm" svg:x="4.763cm" svg:y="7.568cm" svg:viewBox="0 0 155 757" draw:points="0,757 155,757 155,0 0,0">
          <text:p/>
        </draw:polygon>
        <draw:polygon draw:style-name="gr2" draw:text-style-name="P2" draw:layer="layout" svg:width="0.154cm" svg:height="0.738cm" svg:x="4.955cm" svg:y="7.586cm" svg:viewBox="0 0 155 739" draw:points="0,739 155,739 155,0 0,0">
          <text:p/>
        </draw:polygon>
        <draw:polygon draw:style-name="gr2" draw:text-style-name="P2" draw:layer="layout" svg:width="0.154cm" svg:height="0.692cm" svg:x="5.147cm" svg:y="7.632cm" svg:viewBox="0 0 155 693" draw:points="0,693 155,693 155,0 0,0">
          <text:p/>
        </draw:polygon>
        <draw:polygon draw:style-name="gr2" draw:text-style-name="P2" draw:layer="layout" svg:width="0.154cm" svg:height="0.635cm" svg:x="5.34cm" svg:y="7.689cm" svg:viewBox="0 0 155 636" draw:points="0,636 155,636 155,0 0,0">
          <text:p/>
        </draw:polygon>
        <draw:polygon draw:style-name="gr2" draw:text-style-name="P2" draw:layer="layout" svg:width="0.154cm" svg:height="0.585cm" svg:x="5.532cm" svg:y="7.739cm" svg:viewBox="0 0 155 586" draw:points="0,586 155,586 155,0 0,0">
          <text:p/>
        </draw:polygon>
        <draw:polygon draw:style-name="gr2" draw:text-style-name="P2" draw:layer="layout" svg:width="0.153cm" svg:height="0.553cm" svg:x="5.725cm" svg:y="7.771cm" svg:viewBox="0 0 154 554" draw:points="0,554 154,554 154,0 0,0">
          <text:p/>
        </draw:polygon>
        <draw:polygon draw:style-name="gr2" draw:text-style-name="P2" draw:layer="layout" svg:width="0.154cm" svg:height="0.532cm" svg:x="5.917cm" svg:y="7.792cm" svg:viewBox="0 0 155 533" draw:points="0,533 155,533 155,0 0,0">
          <text:p/>
        </draw:polygon>
        <draw:polygon draw:style-name="gr2" draw:text-style-name="P2" draw:layer="layout" svg:width="0.154cm" svg:height="0.513cm" svg:x="6.109cm" svg:y="7.811cm" svg:viewBox="0 0 155 514" draw:points="0,514 155,514 155,0 0,0">
          <text:p/>
        </draw:polygon>
        <draw:polygon draw:style-name="gr2" draw:text-style-name="P2" draw:layer="layout" svg:width="0.154cm" svg:height="0.463cm" svg:x="6.302cm" svg:y="7.861cm" svg:viewBox="0 0 155 464" draw:points="0,464 155,464 155,0 0,0">
          <text:p/>
        </draw:polygon>
        <draw:polygon draw:style-name="gr2" draw:text-style-name="P2" draw:layer="layout" svg:width="0.154cm" svg:height="0.447cm" svg:x="6.494cm" svg:y="7.877cm" svg:viewBox="0 0 155 448" draw:points="0,448 155,448 155,0 0,0">
          <text:p/>
        </draw:polygon>
        <draw:polygon draw:style-name="gr2" draw:text-style-name="P2" draw:layer="layout" svg:width="0.154cm" svg:height="0.426cm" svg:x="6.686cm" svg:y="7.898cm" svg:viewBox="0 0 155 427" draw:points="0,427 155,427 155,0 0,0">
          <text:p/>
        </draw:polygon>
        <draw:polygon draw:style-name="gr2" draw:text-style-name="P2" draw:layer="layout" svg:width="0.154cm" svg:height="0.413cm" svg:x="6.879cm" svg:y="7.911cm" svg:viewBox="0 0 155 414" draw:points="0,414 155,414 155,0 0,0">
          <text:p/>
        </draw:polygon>
        <draw:polygon draw:style-name="gr2" draw:text-style-name="P2" draw:layer="layout" svg:width="0.154cm" svg:height="0.406cm" svg:x="7.071cm" svg:y="7.918cm" svg:viewBox="0 0 155 407" draw:points="0,407 155,407 155,0 0,0">
          <text:p/>
        </draw:polygon>
        <draw:polygon draw:style-name="gr2" draw:text-style-name="P2" draw:layer="layout" svg:width="0.154cm" svg:height="0.396cm" svg:x="7.263cm" svg:y="7.928cm" svg:viewBox="0 0 155 397" draw:points="0,397 155,397 155,0 0,0">
          <text:p/>
        </draw:polygon>
        <draw:polygon draw:style-name="gr2" draw:text-style-name="P2" draw:layer="layout" svg:width="0.154cm" svg:height="0.376cm" svg:x="7.456cm" svg:y="7.948cm" svg:viewBox="0 0 155 377" draw:points="0,377 155,377 155,0 0,0">
          <text:p/>
        </draw:polygon>
        <draw:polygon draw:style-name="gr2" draw:text-style-name="P2" draw:layer="layout" svg:width="0.154cm" svg:height="0.367cm" svg:x="7.648cm" svg:y="7.957cm" svg:viewBox="0 0 155 368" draw:points="0,368 155,368 155,0 0,0">
          <text:p/>
        </draw:polygon>
        <draw:polygon draw:style-name="gr2" draw:text-style-name="P2" draw:layer="layout" svg:width="0.154cm" svg:height="0.357cm" svg:x="7.84cm" svg:y="7.967cm" svg:viewBox="0 0 155 358" draw:points="0,358 155,358 155,0 0,0">
          <text:p/>
        </draw:polygon>
        <draw:polygon draw:style-name="gr2" draw:text-style-name="P2" draw:layer="layout" svg:width="0.154cm" svg:height="0.344cm" svg:x="8.033cm" svg:y="7.98cm" svg:viewBox="0 0 155 345" draw:points="0,345 155,345 155,0 0,0">
          <text:p/>
        </draw:polygon>
        <draw:polygon draw:style-name="gr2" draw:text-style-name="P2" draw:layer="layout" svg:width="0.154cm" svg:height="0.334cm" svg:x="8.225cm" svg:y="7.99cm" svg:viewBox="0 0 155 335" draw:points="0,335 155,335 155,0 0,0">
          <text:p/>
        </draw:polygon>
        <draw:polygon draw:style-name="gr2" draw:text-style-name="P2" draw:layer="layout" svg:width="0.153cm" svg:height="0.321cm" svg:x="8.418cm" svg:y="8.003cm" svg:viewBox="0 0 154 322" draw:points="0,322 154,322 154,0 0,0">
          <text:p/>
        </draw:polygon>
        <draw:polygon draw:style-name="gr2" draw:text-style-name="P2" draw:layer="layout" svg:width="0.154cm" svg:height="0.315cm" svg:x="8.61cm" svg:y="8.009cm" svg:viewBox="0 0 155 316" draw:points="0,316 155,316 155,0 0,0">
          <text:p/>
        </draw:polygon>
        <draw:polygon draw:style-name="gr2" draw:text-style-name="P2" draw:layer="layout" svg:width="0.154cm" svg:height="0.302cm" svg:x="8.802cm" svg:y="8.022cm" svg:viewBox="0 0 155 303" draw:points="0,303 155,303 155,0 0,0">
          <text:p/>
        </draw:polygon>
        <draw:polygon draw:style-name="gr2" draw:text-style-name="P2" draw:layer="layout" svg:width="0.153cm" svg:height="0.287cm" svg:x="8.995cm" svg:y="8.037cm" svg:viewBox="0 0 154 288" draw:points="0,288 154,288 154,0 0,0">
          <text:p/>
        </draw:polygon>
        <draw:polygon draw:style-name="gr2" draw:text-style-name="P2" draw:layer="layout" svg:width="0.154cm" svg:height="0.281cm" svg:x="9.187cm" svg:y="8.043cm" svg:viewBox="0 0 155 282" draw:points="0,282 155,282 155,0 0,0">
          <text:p/>
        </draw:polygon>
        <draw:polygon draw:style-name="gr2" draw:text-style-name="P2" draw:layer="layout" svg:width="0.154cm" svg:height="0.277cm" svg:x="9.379cm" svg:y="8.047cm" svg:viewBox="0 0 155 278" draw:points="0,278 155,278 155,0 0,0">
          <text:p/>
        </draw:polygon>
        <draw:polygon draw:style-name="gr2" draw:text-style-name="P2" draw:layer="layout" svg:width="0.154cm" svg:height="0.262cm" svg:x="9.572cm" svg:y="8.062cm" svg:viewBox="0 0 155 263" draw:points="0,263 155,263 155,0 0,0">
          <text:p/>
        </draw:polygon>
        <draw:polygon draw:style-name="gr2" draw:text-style-name="P2" draw:layer="layout" svg:width="0.154cm" svg:height="0.247cm" svg:x="9.764cm" svg:y="8.077cm" svg:viewBox="0 0 155 248" draw:points="0,248 155,248 155,0 0,0">
          <text:p/>
        </draw:polygon>
        <draw:polygon draw:style-name="gr2" draw:text-style-name="P2" draw:layer="layout" svg:width="0.154cm" svg:height="0.242cm" svg:x="9.956cm" svg:y="8.082cm" svg:viewBox="0 0 155 243" draw:points="0,243 155,243 155,0 0,0">
          <text:p/>
        </draw:polygon>
        <draw:polygon draw:style-name="gr2" draw:text-style-name="P2" draw:layer="layout" svg:width="0.154cm" svg:height="0.235cm" svg:x="10.149cm" svg:y="8.089cm" svg:viewBox="0 0 155 236" draw:points="0,236 155,236 155,0 0,0">
          <text:p/>
        </draw:polygon>
        <draw:polygon draw:style-name="gr2" draw:text-style-name="P2" draw:layer="layout" svg:width="0.154cm" svg:height="0.228cm" svg:x="10.341cm" svg:y="8.096cm" svg:viewBox="0 0 155 229" draw:points="0,229 155,229 155,0 0,0">
          <text:p/>
        </draw:polygon>
        <draw:polygon draw:style-name="gr2" draw:text-style-name="P2" draw:layer="layout" svg:width="0.154cm" svg:height="0.218cm" svg:x="10.533cm" svg:y="8.106cm" svg:viewBox="0 0 155 219" draw:points="0,219 155,219 155,0 0,0">
          <text:p/>
        </draw:polygon>
        <draw:polygon draw:style-name="gr2" draw:text-style-name="P2" draw:layer="layout" svg:width="0.154cm" svg:height="0.195cm" svg:x="10.726cm" svg:y="8.129cm" svg:viewBox="0 0 155 196" draw:points="0,196 155,196 155,0 0,0">
          <text:p/>
        </draw:polygon>
        <draw:polygon draw:style-name="gr2" draw:text-style-name="P2" draw:layer="layout" svg:width="0.154cm" svg:height="0.187cm" svg:x="10.918cm" svg:y="8.137cm" svg:viewBox="0 0 155 188" draw:points="0,188 155,188 155,0 0,0">
          <text:p/>
        </draw:polygon>
        <draw:polygon draw:style-name="gr2" draw:text-style-name="P2" draw:layer="layout" svg:width="0.154cm" svg:height="0.173cm" svg:x="11.11cm" svg:y="8.151cm" svg:viewBox="0 0 155 174" draw:points="0,174 155,174 155,0 0,0">
          <text:p/>
        </draw:polygon>
        <draw:polygon draw:style-name="gr2" draw:text-style-name="P2" draw:layer="layout" svg:width="0.154cm" svg:height="0.153cm" svg:x="11.303cm" svg:y="8.171cm" svg:viewBox="0 0 155 154" draw:points="0,154 155,154 155,0 0,0">
          <text:p/>
        </draw:polygon>
        <draw:polygon draw:style-name="gr2" draw:text-style-name="P2" draw:layer="layout" svg:width="0.154cm" svg:height="0.129cm" svg:x="11.495cm" svg:y="8.195cm" svg:viewBox="0 0 155 130" draw:points="0,130 155,130 155,0 0,0">
          <text:p/>
        </draw:polygon>
        <draw:polygon draw:style-name="gr3" draw:text-style-name="P3" draw:layer="layout" svg:width="0cm" svg:height="0.122cm" svg:x="2.147cm" svg:y="8.324cm" svg:viewBox="0 0 0 123" draw:points="0,0 0,123">
          <text:p/>
        </draw:polygon>
        <draw:line draw:style-name="gr4" draw:text-style-name="P4" draw:layer="layout" svg:x1="2.147cm" svg:y1="8.324cm" svg:x2="2.147cm" svg:y2="8.447cm">
          <text:p/>
        </draw:line>
        <draw:polygon draw:style-name="gr3" draw:text-style-name="P3" draw:layer="layout" svg:width="0cm" svg:height="0.122cm" svg:x="4.07cm" svg:y="8.324cm" svg:viewBox="0 0 0 123" draw:points="0,0 0,123">
          <text:p/>
        </draw:polygon>
        <draw:line draw:style-name="gr4" draw:text-style-name="P4" draw:layer="layout" svg:x1="4.07cm" svg:y1="8.324cm" svg:x2="4.07cm" svg:y2="8.447cm">
          <text:p/>
        </draw:line>
        <draw:frame draw:style-name="gr5" draw:text-style-name="P6" draw:layer="layout" svg:width="0.493cm" svg:height="0.738cm" svg:x="1.99cm" svg:y="8.488cm">
          <draw:text-box>
            <text:p text:style-name="P5"><text:span text:style-name="T1">0</text:span></text:p>
          </draw:text-box>
        </draw:frame>
        <draw:polygon draw:style-name="gr3" draw:text-style-name="P3" draw:layer="layout" svg:width="0cm" svg:height="0.122cm" svg:x="5.994cm" svg:y="8.324cm" svg:viewBox="0 0 0 123" draw:points="0,0 0,123">
          <text:p/>
        </draw:polygon>
        <draw:line draw:style-name="gr4" draw:text-style-name="P4" draw:layer="layout" svg:x1="5.994cm" svg:y1="8.324cm" svg:x2="5.994cm" svg:y2="8.447cm">
          <text:p/>
        </draw:line>
        <draw:frame draw:style-name="gr5" draw:text-style-name="P8" draw:layer="layout" svg:width="0.806cm" svg:height="0.738cm" svg:x="3.757cm" svg:y="8.488cm">
          <draw:text-box>
            <text:p text:style-name="P7"><text:span text:style-name="T2">10</text:span></text:p>
          </draw:text-box>
        </draw:frame>
        <draw:polygon draw:style-name="gr3" draw:text-style-name="P3" draw:layer="layout" svg:width="0cm" svg:height="0.122cm" svg:x="7.917cm" svg:y="8.324cm" svg:viewBox="0 0 0 123" draw:points="0,0 0,123">
          <text:p/>
        </draw:polygon>
        <draw:line draw:style-name="gr4" draw:text-style-name="P4" draw:layer="layout" svg:x1="7.917cm" svg:y1="8.324cm" svg:x2="7.917cm" svg:y2="8.447cm">
          <text:p/>
        </draw:line>
        <draw:frame draw:style-name="gr5" draw:text-style-name="P8" draw:layer="layout" svg:width="0.806cm" svg:height="0.738cm" svg:x="5.68cm" svg:y="8.488cm">
          <draw:text-box>
            <text:p text:style-name="P7"><text:span text:style-name="T2">20</text:span></text:p>
          </draw:text-box>
        </draw:frame>
        <draw:polygon draw:style-name="gr3" draw:text-style-name="P3" draw:layer="layout" svg:width="0cm" svg:height="0.122cm" svg:x="9.841cm" svg:y="8.324cm" svg:viewBox="0 0 0 123" draw:points="0,0 0,123">
          <text:p/>
        </draw:polygon>
        <draw:line draw:style-name="gr4" draw:text-style-name="P4" draw:layer="layout" svg:x1="9.841cm" svg:y1="8.324cm" svg:x2="9.841cm" svg:y2="8.447cm">
          <text:p/>
        </draw:line>
        <draw:frame draw:style-name="gr5" draw:text-style-name="P8" draw:layer="layout" svg:width="0.806cm" svg:height="0.738cm" svg:x="7.604cm" svg:y="8.488cm">
          <draw:text-box>
            <text:p text:style-name="P7"><text:span text:style-name="T2">30</text:span></text:p>
          </draw:text-box>
        </draw:frame>
        <draw:polygon draw:style-name="gr3" draw:text-style-name="P3" draw:layer="layout" svg:width="0cm" svg:height="0.122cm" svg:x="11.764cm" svg:y="8.324cm" svg:viewBox="0 0 0 123" draw:points="0,0 0,123">
          <text:p/>
        </draw:polygon>
        <draw:line draw:style-name="gr4" draw:text-style-name="P4" draw:layer="layout" svg:x1="11.764cm" svg:y1="8.324cm" svg:x2="11.764cm" svg:y2="8.447cm">
          <text:p/>
        </draw:line>
        <draw:frame draw:style-name="gr5" draw:text-style-name="P10" draw:layer="layout" svg:width="0.806cm" svg:height="0.738cm" svg:x="9.527cm" svg:y="8.488cm">
          <draw:text-box>
            <text:p text:style-name="P9"><text:span text:style-name="T3">40</text:span></text:p>
          </draw:text-box>
        </draw:frame>
        <draw:frame draw:style-name="gr5" draw:text-style-name="P10" draw:layer="layout" svg:width="0.806cm" svg:height="0.738cm" svg:x="11.451cm" svg:y="8.488cm">
          <draw:text-box>
            <text:p text:style-name="P9"><text:span text:style-name="T3">50</text:span></text:p>
          </draw:text-box>
        </draw:frame>
        <draw:polygon draw:style-name="gr3" draw:text-style-name="P3" draw:layer="layout" svg:width="0.123cm" svg:height="0cm" svg:x="1.467cm" svg:y="8.324cm" svg:viewBox="0 0 124 0" draw:points="124,0 0,0">
          <text:p/>
        </draw:polygon>
        <draw:line draw:style-name="gr4" draw:text-style-name="P4" draw:layer="layout" svg:x1="1.591cm" svg:y1="8.324cm" svg:x2="1.467cm" svg:y2="8.324cm">
          <text:p/>
        </draw:line>
        <draw:frame draw:style-name="gr5" draw:text-style-name="P6" draw:layer="layout" svg:width="4.57cm" svg:height="0.738cm" svg:x="5.085cm" svg:y="9.107cm">
          <draw:text-box>
            <text:p text:style-name="P5"><text:span text:style-name="T1">Component ID</text:span></text:p>
          </draw:text-box>
        </draw:frame>
        <draw:polygon draw:style-name="gr3" draw:text-style-name="P3" draw:layer="layout" svg:width="0.123cm" svg:height="0cm" svg:x="1.467cm" svg:y="6.271cm" svg:viewBox="0 0 124 0" draw:points="124,0 0,0">
          <text:p/>
        </draw:polygon>
        <draw:line draw:style-name="gr4" draw:text-style-name="P4" draw:layer="layout" svg:x1="1.591cm" svg:y1="6.271cm" svg:x2="1.467cm" svg:y2="6.271cm">
          <text:p/>
        </draw:line>
        <draw:frame draw:style-name="gr5" draw:text-style-name="P10" draw:layer="layout" svg:width="0.493cm" svg:height="0.738cm" svg:x="1.03cm" svg:y="8.054cm">
          <draw:text-box>
            <text:p text:style-name="P9"><text:span text:style-name="T3">0</text:span></text:p>
          </draw:text-box>
        </draw:frame>
        <draw:polygon draw:style-name="gr3" draw:text-style-name="P3" draw:layer="layout" svg:width="0.123cm" svg:height="0cm" svg:x="1.467cm" svg:y="4.219cm" svg:viewBox="0 0 124 0" draw:points="124,0 0,0">
          <text:p/>
        </draw:polygon>
        <draw:line draw:style-name="gr4" draw:text-style-name="P4" draw:layer="layout" svg:x1="1.591cm" svg:y1="4.219cm" svg:x2="1.467cm" svg:y2="4.219cm">
          <text:p/>
        </draw:line>
        <draw:frame draw:style-name="gr5" draw:text-style-name="P10" draw:layer="layout" svg:width="0.493cm" svg:height="0.738cm" svg:x="1.03cm" svg:y="6.001cm">
          <draw:text-box>
            <text:p text:style-name="P9"><text:span text:style-name="T3">1</text:span></text:p>
          </draw:text-box>
        </draw:frame>
        <draw:polygon draw:style-name="gr3" draw:text-style-name="P3" draw:layer="layout" svg:width="0.123cm" svg:height="0cm" svg:x="1.467cm" svg:y="2.167cm" svg:viewBox="0 0 124 0" draw:points="124,0 0,0">
          <text:p/>
        </draw:polygon>
        <draw:line draw:style-name="gr4" draw:text-style-name="P4" draw:layer="layout" svg:x1="1.591cm" svg:y1="2.167cm" svg:x2="1.467cm" svg:y2="2.167cm">
          <text:p/>
        </draw:line>
        <draw:frame draw:style-name="gr5" draw:text-style-name="P10" draw:layer="layout" svg:width="0.493cm" svg:height="0.738cm" svg:x="1.03cm" svg:y="3.949cm">
          <draw:text-box>
            <text:p text:style-name="P9"><text:span text:style-name="T3">2</text:span></text:p>
          </draw:text-box>
        </draw:frame>
        <draw:frame draw:style-name="gr5" draw:text-style-name="P10" draw:layer="layout" svg:width="0.493cm" svg:height="0.738cm" svg:x="1.03cm" svg:y="1.896cm">
          <draw:text-box>
            <text:p text:style-name="P9"><text:span text:style-name="T3">3</text:span></text:p>
          </draw:text-box>
        </draw:frame>
        <draw:frame draw:style-name="gr5" draw:text-style-name="P12" draw:layer="layout" svg:width="2cm" svg:height="0.903cm" draw:transform="rotate (1.5707963267949) translate (0.014cm 5.917cm)">
          <draw:text-box>
            <text:p text:style-name="P11"><text:span text:style-name="T4">scale</text:span></text:p>
          </draw:text-box>
        </draw:frame>
        <draw:line draw:style-name="gr6" draw:text-style-name="P4" draw:layer="layout" svg:x1="1.591cm" svg:y1="8.324cm" svg:x2="1.591cm" svg:y2="0.766cm">
          <text:p/>
        </draw:line>
        <draw:line draw:style-name="gr6" draw:text-style-name="P4" draw:layer="layout" svg:x1="12.128cm" svg:y1="8.324cm" svg:x2="12.128cm" svg:y2="0.766cm">
          <text:p/>
        </draw:line>
        <draw:line draw:style-name="gr6" draw:text-style-name="P4" draw:layer="layout" svg:x1="1.591cm" svg:y1="8.324cm" svg:x2="12.128cm" svg:y2="8.324cm">
          <text:p/>
        </draw:line>
        <draw:line draw:style-name="gr6" draw:text-style-name="P4" draw:layer="layout" svg:x1="1.591cm" svg:y1="0.766cm" svg:x2="12.128cm" svg:y2="0.766cm">
          <text:p/>
        </draw:line>
        <draw:frame draw:style-name="gr5" draw:text-style-name="P10" draw:layer="layout" svg:width="1.196cm" svg:height="0.738cm" svg:x="0.267cm" svg:y="0.719cm">
          <draw:text-box>
            <text:p text:style-name="P9"><text:span text:style-name="T3">1e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598cm" fo:page-height="10.0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3T13:55:55.227394263</dc:date>
    <meta:editing-duration>PT5M20S</meta:editing-duration>
    <meta:editing-cycles>2</meta:editing-cycles>
    <meta:generator>LibreOffice/6.0.4.2$MacOSX_X86_64 LibreOffice_project/9b0d9b32d5dcda91d2f1a96dc04c645c450872bf</meta:generator>
    <meta:document-statistic meta:object-count="89"/>
  </office:meta>
</office:document-meta>
</file>